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CD000000542F9385518A487AA0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05cm, 0cm, 14.849cm, 50.235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cm" svg:height="4.499cm" svg:x="12.75cm" svg:y="10.75cm">
          <draw:image xlink:href="Pictures/1000020100000CD000000542F9385518A487AA0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10-27T12:46:33.311533083</dc:date>
    <meta:editing-duration>PT56S</meta:editing-duration>
    <meta:editing-cycles>1</meta:editing-cycles>
    <meta:document-statistic meta:object-count="1"/>
    <meta:generator>LibreOffice/7.1.6.2$Linux_X86_64 LibreOffice_project/10$Build-2</meta:generator>
  </office:meta>
</office:document-meta>
</file>